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EF000001A1537296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2.57cm" svg:y="-0.123cm" svg:width="12.554cm" svg:height="4.143cm" draw:z-index="0"><draw:image xlink:href="Pictures/10000201000004EF000001A153729628.png" xlink:type="simple" xlink:show="embed" xlink:actuate="onLoad"/></draw:frame><draw:frame draw:style-name="fr1" draw:name="graphics1" text:anchor-type="paragraph" svg:x="2.711cm" svg:y="8.283cm" svg:width="12.554cm" svg:height="4.143cm" draw:z-index="1"><draw:image xlink:href="Pictures/10000201000004EF000001A153729628.png" xlink:type="simple" xlink:show="embed" xlink:actuate="onLoad"/></draw:frame><draw:frame draw:style-name="fr1" draw:name="graphics3" text:anchor-type="paragraph" svg:x="2.611cm" svg:y="4.142cm" svg:width="12.554cm" svg:height="4.143cm" draw:z-index="2"><draw:image xlink:href="Pictures/10000201000004EF000001A153729628.png" xlink:type="simple" xlink:show="embed" xlink:actuate="onLoad"/></draw:frame><draw:frame draw:style-name="fr1" draw:name="graphics4" text:anchor-type="paragraph" svg:x="2.711cm" svg:y="12.425cm" svg:width="12.554cm" svg:height="4.143cm" draw:z-index="3"><draw:image xlink:href="Pictures/10000201000004EF000001A153729628.png" xlink:type="simple" xlink:show="embed" xlink:actuate="onLoad"/></draw:frame><draw:frame draw:style-name="fr1" draw:name="graphics5" text:anchor-type="paragraph" svg:x="2.856cm" svg:y="16.566cm" svg:width="12.554cm" svg:height="4.143cm" draw:z-index="4"><draw:image xlink:href="Pictures/10000201000004EF000001A153729628.png" xlink:type="simple" xlink:show="embed" xlink:actuate="onLoad"/></draw:frame><draw:frame draw:style-name="fr1" draw:name="graphics6" text:anchor-type="paragraph" svg:x="2.977cm" svg:y="20.844cm" svg:width="12.554cm" svg:height="4.143cm" draw:z-index="5"><draw:image xlink:href="Pictures/10000201000004EF000001A1537296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ergen Brandstetter</meta:initial-creator>
    <meta:creation-date>2013-08-12T14:59:44</meta:creation-date>
    <meta:printed-by>Juergen Brandstetter</meta:printed-by>
    <meta:print-date>2013-08-14T14:14:48</meta:print-date>
    <dc:date>2013-08-14T19:52:32</dc:date>
    <dc:creator>Juergen Brandstetter</dc:creator>
    <meta:editing-duration>P1DT6H37M12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